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46.02mm"/>
    </style:style>
    <style:style style:name="co7" style:family="table-column">
      <style:table-column-properties fo:break-before="auto" style:column-width="25.5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1007" table:default-cell-style-name="ce5"/>
        <table:table-row table:style-name="ro1">
          <table:table-cell/>
          <table:table-cell office:value-type="string" calcext:value-type="string">
            <text:p>generate:</text:p>
            <text:p>1. write this file as csv</text:p>
            <text:p>2. call parseSettings.py</text:p>
          </table:table-cell>
          <table:table-cell table:number-columns-repeated="1017"/>
        </table:table-row>
        <table:table-row table:style-name="ro2">
          <table:table-cell table:number-columns-repeated="1019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Method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title</text:p>
            <text:p><text:span text:style-name="T1">OpenCPN: CanvasOptions.cpp</text:span>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in/ enum values – for GUI</text:p>
          </table:table-cell>
          <table:table-cell office:value-type="string" calcext:value-type="string">
            <text:p>max/ enum strings – for GUI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json name</text:p>
          </table:table-cell>
          <table:table-cell office:value-type="string" calcext:value-type="string">
            <text:p>json type</text:p>
          </table:table-cell>
          <table:table-cell office:value-type="string" calcext:value-type="string">
            <text:p>json necessary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ystem</text:p>
          </table:table-cell>
          <table:table-cell office:value-type="string" calcext:value-type="string">
            <text:p>DebugS5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mportant</text:p>
          </table:table-cell>
          <table:table-cell table:style-name="ce6" office:value-type="string" calcext:value-type="string">
            <text:p>bShowS57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tex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OpenCPN S52PLIB ShowText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bShowS57ImportantTextOnl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Important Text Only</text:p>
          </table:table-cell>
          <table:table-cell table:style-name="ce6" office:value-type="string" calcext:value-type="string">
            <text:p>0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OpenCPN S52PLIB ShowImportantTextOnly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bShowLightDescripti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Light Description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OpenCPN S52PLIB ShowLightDescription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ExtendLightSector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Extended Light Sector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nDisplayCategory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DisCat</text:p>
          </table:table-cell>
          <table:table-cell table:style-name="ce6" office:value-type="string" calcext:value-type="string">
            <text:p>Display Category</text:p>
          </table:table-cell>
          <table:table-cell table:style-name="ce6" office:value-type="string" calcext:value-type="string">
            <text:p>83</text:p>
          </table:table-cell>
          <table:table-cell table:style-name="ce6" office:value-type="string" calcext:value-type="string">
            <text:p>68,83,79,77</text:p>
          </table:table-cell>
          <table:table-cell table:style-name="ce6" office:value-type="string" calcext:value-type="string">
            <text:p>Base,Standard,All,User Standard</text:p>
          </table:table-cell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OpenCPN S52PLIB DisplayCategory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nSymbolStyl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LUPname</text:p>
          </table:table-cell>
          <table:table-cell table:style-name="ce6" office:value-type="string" calcext:value-type="string">
            <text:p>Graphics Style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76,82</text:p>
          </table:table-cell>
          <table:table-cell table:style-name="ce6" office:value-type="string" calcext:value-type="string">
            <text:p>Simplified,Paper Chart</text:p>
          </table:table-cell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OpenCPN S52PLIB SymbolStyl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nBoundaryStyl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LUPname</text:p>
          </table:table-cell>
          <table:table-cell table:style-name="ce6" office:value-type="string" calcext:value-type="string">
            <text:p>Boundaries</text:p>
          </table:table-cell>
          <table:table-cell table:style-name="ce6" office:value-type="string" calcext:value-type="string">
            <text:p>78</text:p>
          </table:table-cell>
          <table:table-cell table:style-name="ce6" office:value-type="string" calcext:value-type="string">
            <text:p>78,79</text:p>
          </table:table-cell>
          <table:table-cell table:style-name="ce6" office:value-type="string" calcext:value-type="string">
            <text:p>Plain,Symbolized</text:p>
          </table:table-cell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OpenCPN S52PLIB BoundaryStyl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bShowSound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depth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OpenCPN S52PLIB ShowSoundings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Qualit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Quality</text:p>
          </table:table-cell>
          <table:table-cell table:style-name="ce6" office:value-type="string" calcext:value-type="string">
            <text:p>0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bShowMe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Chart Information Object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OpenCPN S52PLIB MetaDispla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bUseSCAMI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Reduced Detail at Small Scale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OpenCPN S52PLIB UseSCAMI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table:style-name="Default" office:value-type="string" calcext:value-type="string">
            <text:p>bShowAton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Buoy/Light Label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OpenCPN S52PLIB ShowATONLabel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bDeClutter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De-Cluttered Tex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OpenCPN S52PLIB Declutter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bShowNational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National text on char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OpenCPN S52PLIB ShowNational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SHALLOW_CONTOUR</text:p>
          </table:table-cell>
          <table:table-cell table:style-name="Default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Shallow Depth</text:p>
          </table:table-cell>
          <table:table-cell table:style-name="ce6" office:value-type="string" calcext:value-type="string">
            <text:p>2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SAFETY_CONTOUR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Safety Depth</text:p>
          </table:table-cell>
          <table:table-cell table:style-name="ce6" office:value-type="string" calcext:value-type="string">
            <text:p>3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DEEP_CONTOUR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Deep Depth</text:p>
          </table:table-cell>
          <table:table-cell table:style-name="ce6" office:value-type="string" calcext:value-type="string">
            <text:p>5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Default" table:number-columns-repeated="2"/>
          <table:table-cell table:style-name="ce6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S52_MAR_TWO_SHADES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OnOff</text:p>
          </table:table-cell>
          <table:table-cell table:style-name="ce6" office:value-type="string" calcext:value-type="string">
            <text:p>Colors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,0</text:p>
          </table:table-cell>
          <table:table-cell table:style-name="ce6" office:value-type="string" calcext:value-type="string">
            <text:p>2Color,4 Color</text:p>
          </table:table-cell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OpenCPN S52PLIB ColorShades</text:p>
          </table:table-cell>
          <table:table-cell table:style-name="ce6" office:value-type="string" calcext:value-type="string">
            <text:p>double</text:p>
          </table:table-cell>
          <table:table-cell table:style-name="ce6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DEPTH_UNIT_SHOW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DepthUnit</text:p>
          </table:table-cell>
          <table:table-cell table:style-name="ce6" office:value-type="string" calcext:value-type="string">
            <text:p>DepthUnit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0,1,2</text:p>
          </table:table-cell>
          <table:table-cell table:style-name="ce6" office:value-type="string" calcext:value-type="string">
            <text:p>Meters,Feet,Fathoms</text:p>
          </table:table-cell>
          <table:table-cell table:style-name="ce6" office:value-type="string" calcext:value-type="string">
            <text:p>Depth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chartFont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Text Font Siz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oundingsFont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oundings Font Siz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Default"/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und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UnderZoom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ov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OverZoom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showLight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Light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OpenCPN S52PLIB ShowLights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showAnchorInfo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Anchor Info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OpenCPN S52PLIB ShowAnchorConditions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Default"/>
          <table:table-cell table:style-name="ce6" office:value-type="string" calcext:value-type="string">
            <text:p>ColorSchem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ColorScheme</text:p>
          </table:table-cell>
          <table:table-cell table:style-name="ce6" office:value-type="string" calcext:value-type="string">
            <text:p>ColorScheme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0,1,2,3,4</text:p>
          </table:table-cell>
          <table:table-cell table:style-name="ce6" office:value-type="string" calcext:value-type="string">
            <text:p>DayBright,DayBlack,DayWhite,Dusk,Night</text:p>
          </table:table-cell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ymbolScaleTolerance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caleTolerance</text:p>
          </table:table-cell>
          <table:table-cell table:style-name="ce6" office:value-type="string" calcext:value-type="string">
            <text:p>0.1</text:p>
          </table:table-cell>
          <table:table-cell table:style-name="ce6" office:value-type="string" calcext:value-type="string">
            <text:p>0.01</text:p>
          </table:table-cell>
          <table:table-cell table:style-name="ce6" office:value-type="string" calcext:value-type="string">
            <text:p>0.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rotationTolerance</text:p>
          </table:table-cell>
          <table:table-cell table:style-name="Default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RotationTolerance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ymbolScale</text:p>
          </table:table-cell>
          <table:table-cell table:style-name="Default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ymbolScale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0.5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none</text:p>
          </table:table-cell>
          <table:table-cell table:style-name="ce6" office:value-type="string" calcext:value-type="string">
            <text:p>viz*</text:p>
          </table:table-cell>
          <table:table-cell table:style-name="Default"/>
          <table:table-cell table:style-name="ce6" office:value-type="string" calcext:value-type="string">
            <text:p>from s57objectclasses.csv</text:p>
          </table:table-cell>
          <table:table-cell table:style-name="ce6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detail</text:p>
          </table:table-cell>
          <table:table-cell table:style-name="Default" office:value-type="string" calcext:value-type="string">
            <text:p>vizADM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dministration area (Named)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IR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irport / airfiel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CHBR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 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CH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CH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a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C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cardi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IS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isolated dang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LA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SAW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safe wat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SP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special purpose/gen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ERTH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RIDG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rid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UISG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ding, singl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UIRE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ding, religou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UA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t-up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C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cardi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INB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install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IS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isolated dang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LA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SAW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safe wat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SP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special purpose/gen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BL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BLOH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BLSUB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, submar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ANAL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ANBNK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nal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TS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rgo transshipmen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AUS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use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TN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u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HNWI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hain/Wi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HK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heck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GU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astguard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A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ast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N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iguous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S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inental shelf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TR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rol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NVY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vey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RAN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ra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URE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urrent - non - gravitatio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US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ustom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AM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a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AYM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ay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WRTC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ep water route center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WRTP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ep water route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E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pth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EPC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pth contou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ISM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istance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OC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ock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RG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redg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RYDO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ry d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MPGR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umping grou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YK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yk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EXE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Exclusive Economic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AIR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air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NC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ence/wal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ERYR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erry rou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SH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ery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SH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ing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SHGR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ing grou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LODO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loating d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OGSI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og sig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ORST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ortified structu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R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ree por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GAT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Ga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GRIDR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Gridir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HRB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arbour area (administrative)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HRB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arbour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HULK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ul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ICE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c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ICN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ncinera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IST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nshore traffic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AK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k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AKSH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ke sho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ELV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elev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RG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reg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MRK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IGHT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_extg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, extinguishe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ITFL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 floa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ITV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 vesse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OCMA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cal magnetic anomal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OKBS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ck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OGP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g po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AGV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agnetic vari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ARCU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arine farm/cultu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I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ilitary practic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ONUM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onume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OR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ooring/warping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NAV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Navigation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BSTR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bstru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FSPLF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ffshore platfor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S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ffshore produc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ILB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il barri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L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l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LBO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lot boarding plac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POH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PSO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, submarine/on la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ONT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onto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RC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recautionary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RD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roduction / stora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YLON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ylon/bridge suppo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RN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ran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RF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reflect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TPBC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transponder beac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DOCA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io calling-in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DO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io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IL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il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PID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pid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CRTC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route center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CTR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tra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CT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Traffic Lane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SCS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cue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trict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TRF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tro-reflect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IVE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IV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OADW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o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UNWA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un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NDWAV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and wave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EA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 area / named water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PL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-plane landing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BD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b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CON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horeline Constru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traffic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warn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LT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lo / t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OTO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lope top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OGR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loping grou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MCF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mall craft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OUND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PRIN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pr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QU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qua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TS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traight territorial sea base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UBTL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ubmarine transit la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WP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wep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rritorial sea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_texto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PRH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PNH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non-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PA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panel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TI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time serie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_HM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 - 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_NHM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 - non-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_TIM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time serie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IDEW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OP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p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OWE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w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E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BN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Boundar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C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Cross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Lane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R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Roundabou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EZ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UNNE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unne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WRT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wo-way route <text:s/>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UWTR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derwater rock / awash r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UN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survey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VEGAT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ge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ATTU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 turbulenc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ATF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fal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EDKL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eed/Kelp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RECK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re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ZEMC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Zero meter contou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FE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flood/ebb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NEWOBJ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ew Objec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ACC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ccuracy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CSC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pilation scale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COV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vera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H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orizontal datum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HOP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orizontal datum shift parameter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NPU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utical publication inform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NSY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vigational system of mark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PRO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roduction inform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QU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Quality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S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 datu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SRE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urvey reliab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UNI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its of measurement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V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rtical datum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_AGG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ggreg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_ASSO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ssoci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_ST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tacked on/stacked und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AREA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LIN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CSYM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symbo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COMP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pas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TEXT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achbr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chor 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ach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chora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an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nal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dep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Depth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dis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distance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trict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iv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traffic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warn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op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p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erth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ridg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rid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bloh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bl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feryr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Ferry rou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rb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area (administrative)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rbf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ok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doc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adio calling-in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nsy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vigational system of mark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ure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urrent, non-gravitatio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ulk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ul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pont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onto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s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 datu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v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rtical datu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pipoh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ipelin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flod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Floating d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hkp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heck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cnl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acon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oyl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oy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ran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ra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gatc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a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con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horeline Constru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uwtr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derwater rock / awash r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onvy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nvey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notmr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otice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ax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axi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prf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profil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rg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rid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uns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nker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om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munica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rb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ok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kbs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basin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prt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or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cnwt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acon water-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oywt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oy water-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fdm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fuse dump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tp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oute planning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ermn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rmi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rn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urning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ga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gau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isdg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me Schedule - in gen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vehtrf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hicle transf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excns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Exceptional navigation structu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g_sdm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Maximum permitted ship dimension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g_vs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Maximum permitted vessel spee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ANNO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no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STR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eneric Boundar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RF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GENNAV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eneric NavAi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 table:number-rows-repeated="1048289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.00.0000</text:date>, <text:time style:data-style-name="N2" text:time-value="12:53:17.15684440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</meta:initial-creator>
    <meta:creation-date>2020-05-13T18:18:54.786306536</meta:creation-date>
    <dc:date>2024-01-02T18:49:07.286288741</dc:date>
    <dc:creator>Andreas </dc:creator>
    <meta:editing-duration>P12DT6H40M35S</meta:editing-duration>
    <meta:editing-cycles>40</meta:editing-cycles>
    <meta:generator>LibreOffice/6.0.7.3$Linux_X86_64 LibreOffice_project/00m0$Build-3</meta:generator>
    <meta:document-statistic meta:table-count="1" meta:cell-count="1257" meta:object-count="0"/>
  </office:meta>
</office:document-meta>
</file>